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22763b" officeooo:paragraph-rsid="00e3ea87"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6"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2763b" officeooo:paragraph-rsid="00a509c2" style:font-size-asian="14pt" style:font-size-complex="14pt"/>
    </style:style>
    <style:style style:name="P7"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3dcd2" officeooo:paragraph-rsid="0004f010" style:font-size-asian="14pt" style:font-size-complex="14pt"/>
    </style:style>
    <style:style style:name="P8"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9" style:family="paragraph" style:parent-style-name="Standard">
      <style:paragraph-properties fo:line-height="100%" fo:text-align="center" style:justify-single-word="false"/>
      <style:text-properties style:font-name="Times New Roman" fo:font-size="14pt" officeooo:rsid="0023dcd2" officeooo:paragraph-rsid="0004f010" style:font-size-asian="14pt" style:font-size-complex="14pt"/>
    </style:style>
    <style:style style:name="P10"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bba40" style:font-size-asian="14pt" style:font-size-complex="14pt"/>
    </style:style>
    <style:style style:name="P11"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196fb" style:font-size-asian="14pt" style:font-size-complex="14pt"/>
    </style:style>
    <style:style style:name="P12"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13"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paragraph-rsid="0004f010" style:font-size-asian="14pt" style:font-size-complex="14pt"/>
    </style:style>
    <style:style style:name="P14" style:family="paragraph" style:parent-style-name="Standard" style:master-page-name="">
      <loext:graphic-properties draw:fill="none"/>
      <style:paragraph-properties fo:margin-left="8.5cm" fo:margin-right="0cm" fo:line-height="100%" fo:text-align="start" style:justify-single-word="false" fo:text-indent="0cm" style:auto-text-indent="false" style:page-number="auto" fo:background-color="transparent"/>
      <style:text-properties style:font-name="Times New Roman" fo:font-size="14pt" officeooo:paragraph-rsid="0004f010" style:font-size-asian="14pt" style:font-size-complex="14pt"/>
    </style:style>
    <style:style style:name="P1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1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196fb" style:font-size-asian="14pt" style:font-size-complex="14pt"/>
    </style:style>
    <style:style style:name="P17"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style:font-size-asian="12.25pt" style:font-weight-asian="normal" style:font-size-complex="14pt" style:font-weight-complex="normal"/>
    </style:style>
    <style:style style:name="P1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style:font-size-asian="12.25pt" style:font-weight-asian="normal" style:font-size-complex="14pt" style:font-weight-complex="normal"/>
    </style:style>
    <style:style style:name="P1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05131c" officeooo:paragraph-rsid="0105131c" style:font-size-asian="12.25pt" style:font-weight-asian="normal" style:font-size-complex="14pt" style:font-weight-complex="normal"/>
    </style:style>
    <style:style style:name="P20" style:family="paragraph" style:parent-style-name="Standard">
      <style:paragraph-properties fo:line-height="150%"/>
      <style:text-properties style:font-name="Times New Roman" fo:font-size="16pt" fo:font-weight="bold" officeooo:rsid="0079463f" officeooo:paragraph-rsid="0079463f" style:font-size-asian="16pt" style:font-weight-asian="bold" style:font-size-complex="16pt" style:font-weight-complex="bold"/>
    </style:style>
    <style:style style:name="P21" style:family="paragraph" style:parent-style-name="Standard">
      <style:paragraph-properties fo:line-height="150%" fo:text-align="center" style:justify-single-word="false"/>
      <style:text-properties style:font-name="Times New Roman" fo:font-size="16pt" fo:font-weight="bold" officeooo:rsid="0078ccbf" officeooo:paragraph-rsid="00a18cbb" style:font-size-asian="16pt" style:font-weight-asian="bold" style:font-size-complex="16pt" style:font-weight-complex="bold"/>
    </style:style>
    <style:style style:name="P22" style:family="paragraph" style:parent-style-name="Heading_20_1">
      <style:paragraph-properties fo:break-before="page"/>
      <style:text-properties style:font-name="Times New Roman" fo:font-size="16pt" style:font-size-asian="16pt" style:font-size-complex="16pt"/>
    </style:style>
    <style:style style:name="P23" style:family="paragraph" style:parent-style-name="Мой_20_заголовок_20_1">
      <style:paragraph-properties fo:break-before="page"/>
      <style:text-properties style:font-name="Times New Roman" fo:font-size="16pt" officeooo:rsid="00a5b71f" officeooo:paragraph-rsid="00e497f9" style:font-size-asian="16pt" style:font-size-complex="16pt"/>
    </style:style>
    <style:style style:name="P24" style:family="paragraph" style:parent-style-name="Мой_20_заголовок_20_1">
      <style:paragraph-properties fo:break-before="page"/>
      <style:text-properties style:font-name="Times New Roman" fo:font-size="16pt" officeooo:paragraph-rsid="00e684e0" style:font-size-asian="16pt" style:font-size-complex="16pt"/>
    </style:style>
    <style:style style:name="P25" style:family="paragraph" style:parent-style-name="Heading_20_3">
      <style:text-properties style:font-name="Times New Roman" fo:font-weight="bold" style:font-weight-asian="bold" style:font-weight-complex="bold"/>
    </style:style>
    <style:style style:name="P26" style:family="paragraph" style:parent-style-name="Мой_20_заголовок_20_1">
      <style:paragraph-properties fo:break-before="page"/>
      <style:text-properties style:font-name="Times New Roman" officeooo:paragraph-rsid="00e6b514"/>
    </style:style>
    <style:style style:name="P27"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officeooo:paragraph-rsid="00a509c2"/>
    </style:style>
    <style:style style:name="P28" style:family="paragraph" style:parent-style-name="Body_20_text_20__28_2_29_">
      <loext:graphic-properties draw:fill="none" draw:fill-color="#ffffff"/>
      <style:paragraph-properties fo:margin-left="0cm" fo:margin-right="0cm" fo:margin-top="0cm" fo:margin-bottom="0.512cm" style:contextual-spacing="false" fo:line-height="0.508cm" fo:text-align="justify" style:justify-single-word="false" fo:orphans="0" fo:widows="0" fo:text-indent="1.3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5d0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9fbe7"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30" style:family="paragraph" style:parent-style-name="Body_20_text_20__28_2_29_">
      <loext:graphic-properties draw:fill="none" draw:fill-color="#ffffff"/>
      <style:paragraph-properties fo:margin-left="0cm" fo:margin-right="0cm" fo:margin-top="0cm" fo:margin-bottom="0.85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e2dd18" officeooo:paragraph-rsid="00e2dd18"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Standard">
      <style:paragraph-properties fo:line-height="150%" fo:text-align="center" style:justify-single-word="false"/>
      <style:text-properties officeooo:paragraph-rsid="00e3ea87"/>
    </style:style>
    <style:style style:name="P35"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style>
    <style:style style:name="P36"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fo:color="#c9211e" loext:opacity="100%" style:font-name="Times New Roman" fo:font-size="14pt" officeooo:paragraph-rsid="00a79766" style:font-size-asian="14pt" style:font-size-complex="14pt"/>
    </style:style>
    <style:style style:name="P37"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e7b600" officeooo:paragraph-rsid="00e7b600" style:font-size-asian="14pt" style:font-size-complex="14pt"/>
    </style:style>
    <style:style style:name="P38"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eef1c8" officeooo:paragraph-rsid="00f23157" style:font-size-asian="14pt" style:font-size-complex="14pt"/>
    </style:style>
    <style:style style:name="P39"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eef1c8" officeooo:paragraph-rsid="00f82845" style:font-size-asian="14pt" style:font-size-complex="14pt"/>
    </style:style>
    <style:style style:name="P40"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eef1c8" officeooo:paragraph-rsid="00f8aaa3" style:font-size-asian="14pt" style:font-size-complex="14pt"/>
    </style:style>
    <style:style style:name="P41"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057da" officeooo:paragraph-rsid="00f23157" style:font-size-asian="14pt" style:font-size-complex="14pt"/>
    </style:style>
    <style:style style:name="P42"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057da" officeooo:paragraph-rsid="00f9cba1" style:font-size-asian="14pt" style:font-size-complex="14pt"/>
    </style:style>
    <style:style style:name="P43"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23157" style:font-size-asian="14pt" style:font-size-complex="14pt"/>
    </style:style>
    <style:style style:name="P44"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5e4c9" style:font-size-asian="14pt" style:font-size-complex="14pt"/>
    </style:style>
    <style:style style:name="P45"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72430" style:font-size-asian="14pt" style:font-size-complex="14pt"/>
    </style:style>
    <style:style style:name="P46"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80391" style:font-size-asian="14pt" style:font-size-complex="14pt"/>
    </style:style>
    <style:style style:name="P47"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82845" style:font-size-asian="14pt" style:font-size-complex="14pt"/>
    </style:style>
    <style:style style:name="P48"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f17506" officeooo:paragraph-rsid="00f9cba1" style:font-size-asian="14pt" style:font-size-complex="14pt"/>
    </style:style>
    <style:style style:name="P49" style:family="paragraph" style:parent-style-name="Text_20_body"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officeooo:paragraph-rsid="00ed4cc2"/>
    </style:style>
    <style:style style:name="P50"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ed4cc2"/>
    </style:style>
    <style:style style:name="P51"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rsid="00eac470" officeooo:paragraph-rsid="00eac470"/>
    </style:style>
    <style:style style:name="P52" style:family="paragraph" style:parent-style-name="Мой_20_заголовок_20_1">
      <style:paragraph-properties fo:break-before="page"/>
      <style:text-properties officeooo:rsid="00e6b514" officeooo:paragraph-rsid="00a79766"/>
    </style:style>
    <style:style style:name="P53" style:family="paragraph" style:parent-style-name="Footer">
      <style:paragraph-properties fo:text-align="center" style:justify-single-word="false"/>
    </style:style>
    <style:style style:name="P54" style:family="paragraph" style:parent-style-name="Standard">
      <style:paragraph-properties fo:line-height="150%" fo:text-align="center" style:justify-single-word="false"/>
      <style:text-properties fo:font-weight="bold" officeooo:paragraph-rsid="0004f010" style:font-weight-asian="bold" style:font-weight-complex="bold"/>
    </style:style>
    <style:style style:name="P55" style:family="paragraph" style:parent-style-name="Standard">
      <style:paragraph-properties fo:line-height="150%" fo:text-align="center" style:justify-single-word="false"/>
      <style:text-properties style:font-name="Times New Roman" fo:font-size="14pt" fo:font-weight="bold" officeooo:rsid="00e3ea87" officeooo:paragraph-rsid="01078566" style:font-size-asian="14pt" style:font-weight-asian="bold" style:font-size-complex="14pt" style:font-weight-complex="bold"/>
    </style:style>
    <style:style style:name="T1" style:family="text">
      <style:text-properties style:font-name="Times New Roman" fo:font-size="14pt" officeooo:rsid="00215615" style:font-size-asian="14pt" style:font-size-complex="14pt"/>
    </style:style>
    <style:style style:name="T2" style:family="text">
      <style:text-properties style:font-name="Times New Roman" fo:font-size="14pt" officeooo:rsid="0022763b" style:font-size-asian="14pt" style:font-size-complex="14pt"/>
    </style:style>
    <style:style style:name="T3" style:family="text">
      <style:text-properties style:font-name="Times New Roman" fo:font-size="14pt" officeooo:rsid="00a509c2" style:font-size-asian="14pt" style:font-size-complex="14pt"/>
    </style:style>
    <style:style style:name="T4" style:family="text">
      <style:text-properties style:font-name="Times New Roman" fo:font-size="14pt" officeooo:rsid="00e3ea87" style:font-size-asian="14pt" style:font-size-complex="14pt"/>
    </style:style>
    <style:style style:name="T5" style:family="text">
      <style:text-properties style:font-name="Times New Roman" fo:font-size="14pt" fo:font-weight="bold" officeooo:rsid="0022763b" style:font-size-asian="14pt" style:font-weight-asian="bold" style:font-size-complex="14pt" style:font-weight-complex="bold"/>
    </style:style>
    <style:style style:name="T6" style:family="text">
      <style:text-properties style:font-name="Times New Roman" fo:font-size="14pt" fo:font-weight="bold" officeooo:rsid="00a18cbb" style:font-size-asian="14pt" style:font-weight-asian="bold" style:font-size-complex="14pt" style:font-weight-complex="bold"/>
    </style:style>
    <style:style style:name="T7" style:family="text">
      <style:text-properties style:font-name="Times New Roman" fo:font-size="14pt" fo:font-weight="bold" officeooo:rsid="00e3ea87" style:font-size-asian="14pt" style:font-weight-asian="bold" style:font-size-complex="14pt" style:font-weight-complex="bold"/>
    </style:style>
    <style:style style:name="T8" style:family="text">
      <style:text-properties officeooo:rsid="0022763b"/>
    </style:style>
    <style:style style:name="T9" style:family="text">
      <style:text-properties fo:font-weight="bold" style:font-weight-asian="bold" style:font-weight-complex="bold"/>
    </style:style>
    <style:style style:name="T10" style:family="text">
      <style:text-properties officeooo:rsid="0004f010"/>
    </style:style>
    <style:style style:name="T11" style:family="text">
      <style:text-properties officeooo:rsid="00e49664"/>
    </style:style>
    <style:style style:name="T12" style:family="text">
      <style:text-properties style:use-window-font-color="true" loext:opacity="0%" style:font-name="Times New Roman" fo:font-size="14pt" style:font-size-asian="14pt" style:font-size-complex="14pt"/>
    </style:style>
    <style:style style:name="T13" style:family="text">
      <style:text-properties style:use-window-font-color="true" loext:opacity="0%" style:font-name="Times New Roman" fo:font-size="14pt" officeooo:rsid="00e7b600" style:font-size-asian="14pt" style:font-size-complex="14pt"/>
    </style:style>
    <style:style style:name="T14" style:family="text">
      <style:text-properties style:use-window-font-color="true" loext:opacity="0%" style:font-name="Times New Roman" fo:font-size="14pt" officeooo:rsid="00e8fe86" style:font-size-asian="14pt" style:font-size-complex="14pt"/>
    </style:style>
    <style:style style:name="T15" style:family="text">
      <style:text-properties style:use-window-font-color="true" loext:opacity="0%" style:font-name="Times New Roman" fo:font-size="14pt" officeooo:rsid="00ecc705" style:font-size-asian="14pt" style:font-size-complex="14pt"/>
    </style:style>
    <style:style style:name="T16" style:family="text">
      <style:text-properties style:use-window-font-color="true" loext:opacity="0%" style:font-name="Times New Roman" fo:font-size="14pt" fo:language="zxx" fo:country="none" officeooo:rsid="00e7b600" style:font-size-asian="14pt" style:language-asian="zxx" style:country-asian="none" style:font-size-complex="14pt" style:language-complex="zxx" style:country-complex="none"/>
    </style:style>
    <style:style style:name="T17" style:family="text">
      <style:text-properties officeooo:rsid="00eef1c8"/>
    </style:style>
    <style:style style:name="T18" style:family="text">
      <style:text-properties officeooo:rsid="00f23157"/>
    </style:style>
    <style:style style:name="T19" style:family="text">
      <style:text-properties officeooo:rsid="00f39f74"/>
    </style:style>
    <style:style style:name="T20" style:family="text">
      <style:text-properties officeooo:rsid="00f45bf6"/>
    </style:style>
    <style:style style:name="T21" style:family="text">
      <style:text-properties officeooo:rsid="00f5e4c9"/>
    </style:style>
    <style:style style:name="T22" style:family="text">
      <style:text-properties officeooo:rsid="00f72430"/>
    </style:style>
    <style:style style:name="T23" style:family="text">
      <style:text-properties officeooo:rsid="00f80391"/>
    </style:style>
    <style:style style:name="T24" style:family="text">
      <style:text-properties officeooo:rsid="00f8aaa3"/>
    </style:style>
    <style:style style:name="T25" style:family="text">
      <style:text-properties officeooo:rsid="00f9cba1"/>
    </style:style>
    <style:style style:name="T26" style:family="text">
      <style:text-properties officeooo:rsid="00fa989b"/>
    </style:style>
    <style:style style:name="T27" style:family="text">
      <style:text-properties officeooo:rsid="00fb4e63"/>
    </style:style>
    <style:style style:name="T28" style:family="text">
      <style:text-properties officeooo:rsid="00fc4ea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2">Интернет-институт</text:p>
      <text:p text:style-name="P2"/>
      <text:p text:style-name="P2"/>
      <text:p text:style-name="P4"/>
      <text:p text:style-name="P4"/>
      <text:p text:style-name="P4"/>
      <text:p text:style-name="P4"/>
      <text:p text:style-name="P4"/>
      <text:p text:style-name="P4"/>
      <text:p text:style-name="P4"/>
      <text:p text:style-name="P54"><text:span text:style-name="T4">ЛАБОРАТОРНАЯ</text:span><text:span text:style-name="T1"> РАБОТА </text:span><text:span text:style-name="T4">№ 1</text:span></text:p>
      <text:p text:style-name="P55">«СИСТЕМОТЕХНИЧЕСКОЕ ПРОЕКТИРОВАНИЕ»</text:p>
      <text:p text:style-name="P3">ПО ДИСЦИПЛИНЕ </text:p>
      <text:p text:style-name="P34"><text:span text:style-name="T5">«</text:span><text:span text:style-name="T6">ОСНОВЫ ИНЖЕНЕРНОГО ТВОРЧЕСТВА</text:span><text:span text:style-name="T5">» </text:span></text:p>
      <text:p text:style-name="P21"/>
      <text:p text:style-name="P5"/>
      <text:p text:style-name="P5"/>
      <text:p text:style-name="P5"/>
      <text:p text:style-name="P5"/>
      <text:p text:style-name="P5"/>
      <text:p text:style-name="P5"/>
      <text:p text:style-name="P5"/>
      <text:p text:style-name="P14"/>
      <text:p text:style-name="P13"/>
      <text:p text:style-name="P13"/>
      <text:p text:style-name="P13"/>
      <text:p text:style-name="P13"/>
      <text:p text:style-name="P13"/>
      <text:p text:style-name="P13"><text:span text:style-name="T8">Выполнил: студент гр. </text:span>ИБ262521-ф</text:p>
      <text:p text:style-name="P27"><text:span text:style-name="T2">Артемов Александр Евгеньеви</text:span><text:span text:style-name="T3">ч</text:span></text:p>
      <text:p text:style-name="P6">Проверил: канд. техн. наук, доц.</text:p>
      <text:p text:style-name="P7">Сафронова Марина Алексеевна</text:p>
      <text:p text:style-name="P8"/>
      <text:p text:style-name="P8"/>
      <text:p text:style-name="P8"/>
      <text:p text:style-name="P9">Тула 202<text:span text:style-name="T10">3</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3">Оглавление</text:p>
          </text:index-title>
          <text:p text:style-name="P32"><text:a xlink:type="simple" xlink:href="#__RefHeading___Toc3062_3762084572" text:style-name="Index_20_Link" text:visited-style-name="Index_20_Link">Выбор объекта исследования<text:tab/>3</text:a></text:p>
          <text:p text:style-name="P32"><text:a xlink:type="simple" xlink:href="#__RefHeading___Toc3064_3762084572" text:style-name="Index_20_Link" text:visited-style-name="Index_20_Link">Изучение осуществимости<text:tab/>4</text:a></text:p>
          <text:p text:style-name="P32"><text:a xlink:type="simple" xlink:href="#__RefHeading___Toc3078_3762084572" text:style-name="Index_20_Link" text:visited-style-name="Index_20_Link">Предварительное проектирование<text:tab/>5</text:a></text:p>
          <text:p text:style-name="P32"><text:a xlink:type="simple" xlink:href="#__RefHeading___Toc3080_3762084572" text:style-name="Index_20_Link" text:visited-style-name="Index_20_Link">Детальное проектирование<text:tab/>6</text:a></text:p>
          <text:p text:style-name="P32"><text:a xlink:type="simple" xlink:href="#__RefHeading___Toc3078_3762084572%20%D0%9A%D0%BE%D0%BF%D0%B8%D1%8F%201" text:style-name="Index_20_Link" text:visited-style-name="Index_20_Link">Заключение<text:tab/>7</text:a></text:p>
        </text:index-body>
      </text:table-of-content>
      <text:p text:style-name="Мой_20_заголовок"/>
      <text:h text:style-name="P22" text:outline-level="1"><text:bookmark-start text:name="__RefHeading___Toc3062_3762084572"/>Выб<text:span text:style-name="T11">ор</text:span> объекта исследования<text:bookmark-end text:name="__RefHeading___Toc3062_3762084572"/></text:h>
      <text:p text:style-name="P49"><text:span text:style-name="T13"/></text:p>
      <text:p text:style-name="P50"><text:span text:style-name="T13">Для объекта исследования я выбрал ноутбук </text:span><text:span text:style-name="T16">HUAWEI</text:span><text:span text:style-name="T13"> </text:span><text:span text:style-name="T16">MateBook</text:span><text:span text:style-name="T13"> D 15 BoD-WFH9 Full HD (1920x1080), IPS, Intel Core i5-1135G7 4 х 2.4 ГГц, </text:span><text:span text:style-name="T15">DDR4</text:span><text:span text:style-name="T13"> 16 ГБ, SSD M.2 PCIe 512 ГБ, Intel Iris Xe Graphics, Windows 11 Home Single Language, </text:span><text:span text:style-name="T14">так как являюсь его счастливым обладателем и использую его для прохождения дистанционного обучения в интернет — институте ТулГУ.</text:span></text:p>
      <text:p text:style-name="P51"><text:span text:style-name="T12"/></text:p>
      <text:p text:style-name="P37"/>
      <text:p text:style-name="P35"/>
      <text:h text:style-name="P23" text:outline-level="1"><text:bookmark-start text:name="__RefHeading___Toc3064_3762084572"/>Изучение осуществимости<text:bookmark-end text:name="__RefHeading___Toc3064_3762084572"/></text:h>
      <text:h text:style-name="P25" text:outline-level="3">Шаг 1. Гипотетическая потребность.</text:h>
      <text:p text:style-name="P17">Цель данной фазы - множество пригодных решений проектной проблемы. Начальной точкой системотехнической деятельности является гипотетическая потребность, существующая в определенной социально-экономической сфере. Анализ потребностей должен продемонстрировать, действительно ли существует первоначальная потребность, имеет ли она широкое распространение или является скрытой. Потребность появляется тогда, когда становится возможной ее экономическая реализация. Она предполагает определенное техническое исполнение, определенную техническую систему, которая делает ее удовлетворение возможным.</text:p>
      <text:p text:style-name="P19">Для </text:p>
      <text:p text:style-name="P18"/>
      <text:p text:style-name="P18"/>
      <text:p text:style-name="P18"/>
      <text:p text:style-name="P18"/>
      <text:p text:style-name="P18"/>
      <text:p text:style-name="P18"/>
      <text:p text:style-name="P18"/>
      <text:h text:style-name="P25" text:outline-level="3">Шаг 2. Проектная проблема.</text:h>
      <text:h text:style-name="P25" text:outline-level="3">Шаг 3. Синтез возможных решений.</text:h>
      <text:h text:style-name="P25" text:outline-level="3">Шаг 4. Физическая реализуемость решений.</text:h>
      <text:h text:style-name="P25" text:outline-level="3">Шаг 5. Выбор решения.</text:h>
      <text:h text:style-name="P25" text:outline-level="3">Шаг 6. Определени<text:span text:style-name="T18">е</text:span> финансовой осуществимости.</text:h>
      <text:p text:style-name="P12"/>
      <text:p text:style-name="P15"/>
      <text:p text:style-name="P15"/>
      <text:p text:style-name="P15"/>
      <text:p text:style-name="P10"><text:span text:style-name="T9"/></text:p>
      <text:h text:style-name="Мой_20_заголовок_20_1" text:outline-level="1"/>
      <text:h text:style-name="P24" text:outline-level="1"><text:bookmark-start text:name="__RefHeading___Toc3078_3762084572"/>Предварительное проектирование <text:bookmark-end text:name="__RefHeading___Toc3078_3762084572"/></text:h>
      <text:p text:style-name="P38">Шаг 1. <text:span text:style-name="T19">Выбор идеи проекта</text:span>.</text:p>
      <text:p text:style-name="P38">Шаг 2. Формулировк<text:span text:style-name="T20">а</text:span> математических моделей.</text:p>
      <text:p text:style-name="P41">Шаг 3. Анализ чувствительности системы.</text:p>
      <text:p text:style-name="P43">Шаг 4. Анализ совместимости.</text:p>
      <text:p text:style-name="P43">Шаг 5. Анализ стабильности.</text:p>
      <text:p text:style-name="P43">Шаг 6. Окончательный выбор главны<text:span text:style-name="T21">х</text:span> параметр<text:span text:style-name="T21">ов.</text:span></text:p>
      <text:p text:style-name="P44">Шаг <text:span text:style-name="T21">7</text:span>. Проекция в будущее<text:span text:style-name="T21">.</text:span></text:p>
      <text:p text:style-name="P45">Шаг <text:span text:style-name="T22">8</text:span>. <text:span text:style-name="T22">Поведение</text:span> в будуще<text:span text:style-name="T22">м</text:span><text:span text:style-name="T21">.</text:span></text:p>
      <text:p text:style-name="P45">Шаг <text:span text:style-name="T22">9</text:span>. Экспериментальная проверка <text:span text:style-name="T21">идеи.</text:span></text:p>
      <text:p text:style-name="P46">Шаг <text:span text:style-name="T23">10</text:span>. Упрощени<text:span text:style-name="T23">е</text:span> проекта<text:span text:style-name="T21">.</text:span></text:p>
      <text:p text:style-name="P20"/>
      <text:h text:style-name="P26" text:outline-level="1"><text:bookmark-start text:name="__RefHeading___Toc3080_3762084572"/>Детальное проектирование<text:bookmark-end text:name="__RefHeading___Toc3080_3762084572"/></text:h>
      <text:p text:style-name="P40">Шаг 1. Обоснов<text:span text:style-name="T24">ание</text:span> бюджет<text:span text:style-name="T24">а</text:span> и организация проектирования.</text:p>
      <text:p text:style-name="P39">Шаг 2. Обще<text:span text:style-name="T24">е</text:span> проектировани<text:span text:style-name="T24">е</text:span> подсистем.</text:p>
      <text:p text:style-name="P42">Шаг 3. <text:span text:style-name="T17">Проектировани</text:span><text:span text:style-name="T24">е</text:span><text:span text:style-name="T17"> </text:span><text:span text:style-name="T25">компонентов</text:span><text:span text:style-name="T17">.</text:span></text:p>
      <text:p text:style-name="P48">Шаг 4. <text:span text:style-name="T25">Детальное п</text:span><text:span text:style-name="T17">роектировани</text:span><text:span text:style-name="T24">е</text:span><text:span text:style-name="T17"> </text:span><text:span text:style-name="T25">компонентов.</text:span></text:p>
      <text:p text:style-name="P47">Шаг 5. <text:span text:style-name="T26">Итерационная к</text:span>орректировка окончательны<text:span text:style-name="T26">х</text:span> сборочны<text:span text:style-name="T26">х </text:span>чертеж<text:span text:style-name="T26">ей.</text:span></text:p>
      <text:p text:style-name="P47">Шаг 6. <text:span text:style-name="T27">Постройка первых прототипов.</text:span></text:p>
      <text:p text:style-name="P47">Шаг <text:span text:style-name="T21">7</text:span>. <text:span text:style-name="T27">Программа проверки продукта.</text:span></text:p>
      <text:p text:style-name="P47">Шаг <text:span text:style-name="T22">8</text:span>. <text:span text:style-name="T27">Обнаружение дефектов.</text:span></text:p>
      <text:p text:style-name="P47">Шаг <text:span text:style-name="T22">9</text:span>. Перепроектировани<text:span text:style-name="T28">е</text:span> и усовершенствовани<text:span text:style-name="T28">е</text:span> системы.</text:p>
      <text:p text:style-name="P11"/>
      <text:p text:style-name="P16"/>
      <text:h text:style-name="P52" text:outline-level="1"><text:bookmark-start text:name="__RefHeading___Toc3078_3762084572 Копия 1"/>Заключение<text:bookmark-end text:name="__RefHeading___Toc3078_3762084572 Копия 1"/></text:h>
      <text:p text:style-name="P36">С учетом проанализированных выше особенностей понимания политической коррупции и как теоретического концепта, и как общественного феномена можно дать следующее определение политической коррупции. </text:p>
      <text:p text:style-name="P31"><text:s/></text:p>
      <text:p text:style-name="P30"/>
      <text:p text:style-name="P29"/>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Мой_20_заголовок" style:display-name="Мой заголовок" style:family="paragraph" style:parent-style-name="Heading">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Мой_20_заголовок_20_1" style:display-name="Мой заголовок 1" style:family="paragraph" style:parent-style-name="Heading_20_1">
      <style:text-properties style:font-name="Times New Roman" fo:font-family="'Times New Roman'" style:font-family-generic="roman" style:font-pitch="variable" fo:font-size="16pt" style:font-size-asian="16pt" style:font-size-complex="16pt"/>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Body_20_text_20__28_2_29_" style:display-name="Body text (2)" style:family="paragraph" style:parent-style-name="Standard">
      <loext:graphic-properties draw:fill="solid" draw:fill-color="#ffffff"/>
      <style:paragraph-properties fo:line-height="0.476cm" fo:text-align="justify" style:justify-single-word="false" fo:orphans="0" fo:widows="0" fo:background-color="#ffffff"/>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Heading_20__23_1" style:display-name="Heading #1" style:family="paragraph" style:parent-style-name="Standard" style:default-outline-level="1" style:list-style-name="">
      <loext:graphic-properties draw:fill="solid" draw:fill-color="#ffffff"/>
      <style:paragraph-properties fo:margin-top="0.741cm" fo:margin-bottom="0.529cm" style:contextual-spacing="false" fo:line-height="0cm" fo:text-align="justify" style:justify-single-word="false" fo:orphans="0" fo:widows="0" fo:background-color="#ffffff"/>
      <style:text-properties fo:font-variant="normal" fo:text-transform="none" style:text-line-through-style="none" style:text-line-through-type="none" style:font-name="Trebuchet MS" fo:font-family="'Trebuchet MS'" style:font-family-generic="roman" style:font-pitch="variable"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font-size-complex="16pt" style:font-style-complex="normal"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text-properties fo:color="#000000" loext:opacity="100%" style:font-name="Microsoft Sans Serif" fo:font-family="'Microsoft Sans Serif'" style:font-family-generic="roman" style:font-pitch="variable" fo:font-size="12pt" fo:letter-spacing="normal" fo:language="ru" fo:country="RU" style:font-name-asian="Microsoft Sans Serif1" style:font-family-asian="'Microsoft Sans Serif'"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language-complex="ru" style:country-complex="RU" style:text-scale="100%"/>
    </style:style>
    <style:style style:name="Body_20_text_20__28_2_29__5f_" style:display-name="Body text (2)_" style:family="text" style:parent-style-name="Default_20_Paragraph_20_Font_20__28_WW_29_">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fo:letter-spacing="normal" fo:language="ru" fo:country="RU" fo:font-style="italic" style:language-asian="ru" style:country-asian="RU" style:font-style-asian="italic" style:language-complex="ru" style:country-complex="RU" style:font-style-complex="italic" style:text-scale="100%"/>
    </style:style>
    <style:style style:name="Body_20_text_20__28_2_29__20__2b__20_Bold" style:display-name="Body text (2) + Bold" style:family="text" style:parent-style-name="Body_20_text_20__28_2_29__5f_">
      <style:text-properties fo:color="#000000" loext:opacity="100%" fo:letter-spacing="normal" fo:language="ru" fo:country="RU" fo:font-weight="bold" style:language-asian="ru" style:country-asian="RU" style:font-weight-asian="bold" style:language-complex="ru" style:country-complex="RU"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4pt" fo:letter-spacing="normal" fo:language="ru" fo:country="RU" fo:font-style="normal" style:text-underline-style="none" fo:font-weight="normal" style:font-name-asian="Times New Roman1" style:font-family-asian="'Times New Roman'" style:font-family-generic-asian="system" style:font-pitch-asian="variable" style:font-size-asian="14pt" style:language-asian="ru" style:country-asian="RU" style:font-style-asian="normal" style:font-weight-asian="normal" style:font-name-complex="Times New Roman1" style:font-family-complex="'Times New Roman'" style:font-family-generic-complex="system" style:font-pitch-complex="variable" style:font-size-complex="14pt" style:language-complex="ru" style:country-complex="RU" style:font-style-complex="normal" style:font-weight-complex="normal" style:text-scale="100%"/>
    </style:style>
    <style:style style:name="Body_20_text_20__28_2_29__20__2b__20_Trebuchet_20_MS_2c_14_20_pt_2c_Bold_2c_Spacing_20_0_20_pt" style:display-name="Body text (2) + Trebuchet MS,14 pt,Bold,Spacing 0 pt" style:family="text" style:parent-style-name="Body_20_text_20__28_2_29__5f_">
      <style:text-properties fo:color="#000000" loext:opacity="100%" style:font-name="Trebuchet MS" fo:font-family="'Trebuchet MS'" style:font-family-generic="roman" style:font-pitch="variable" fo:font-size="14pt" fo:letter-spacing="-0.018cm" fo:language="ru" fo:country="RU" fo:font-weight="bold" style:font-name-asian="Trebuchet MS1" style:font-family-asian="'Trebuchet MS'" style:font-family-generic-asian="system" style:font-pitch-asian="variable" style:font-size-asian="14pt" style:language-asian="ru" style:country-asian="RU" style:font-weight-asian="bold" style:font-name-complex="Trebuchet MS1" style:font-family-complex="'Trebuchet MS'" style:font-family-generic-complex="system" style:font-pitch-complex="variable" style:font-size-complex="14pt" style:language-complex="ru" style:country-complex="RU" style:font-weight-complex="bold" style:text-scale="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02.939498879</meta:creation-date>
    <meta:generator>LibreOffice/7.6.2.1$Linux_X86_64 LibreOffice_project/56f7684011345957bbf33a7ee678afaf4d2ba333</meta:generator>
    <dc:date>2023-10-23T17:08:44.578926303</dc:date>
    <meta:editing-duration>PT1H4M45S</meta:editing-duration>
    <meta:editing-cycles>43</meta:editing-cycles>
    <meta:document-statistic meta:table-count="0" meta:image-count="0" meta:object-count="0" meta:page-count="7" meta:paragraph-count="54" meta:word-count="335" meta:character-count="2741" meta:non-whitespace-character-count="2451"/>
  </office:meta>
</office:document-meta>
</file>